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language="en" fo:country="US" officeooo:rsid="000df6ab" officeooo:paragraph-rsid="000df6ab" style:font-size-asian="14pt" style:font-size-complex="14pt"/>
    </style:style>
    <style:style style:name="P2" style:family="paragraph" style:parent-style-name="Standard">
      <style:text-properties fo:font-size="14pt" fo:language="en" fo:country="US" style:font-size-asian="14pt" style:font-size-complex="14pt"/>
    </style:style>
    <style:style style:name="P3" style:family="paragraph" style:parent-style-name="Standard">
      <style:text-properties fo:font-size="14pt" fo:language="en" fo:country="US" officeooo:paragraph-rsid="000c1e6e" style:font-size-asian="14pt" style:font-size-complex="14pt"/>
    </style:style>
    <style:style style:name="P4" style:family="paragraph" style:parent-style-name="Standard">
      <style:text-properties fo:font-size="14pt" fo:language="en" fo:country="US" officeooo:paragraph-rsid="000df6ab" style:font-size-asian="14pt" style:font-size-complex="14pt"/>
    </style:style>
    <style:style style:name="T1" style:family="text">
      <style:text-properties officeooo:rsid="000c1e6e"/>
    </style:style>
    <style:style style:name="T2" style:family="text">
      <style:text-properties officeooo:rsid="000df6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PART</text:p>
      <text:p text:style-name="P1"/>
      <text:p text:style-name="P2">The main ideas from this video, we can group in<text:span text:style-name="T1">to</text:span> four:</text:p>
      <text:p text:style-name="P2"/>
      <text:p text:style-name="P3"><text:tab/>- Firstly, <text:span text:style-name="T1">how</text:span> to be a good manager?, Jensen focuses on continuing learning at <text:tab/>the same time we lead others and always stay focus<text:span text:style-name="T1">ed</text:span> in our environment.</text:p>
      <text:p text:style-name="P4"><text:tab/></text:p>
      <text:p text:style-name="P4"><text:tab/>- Second, <text:span text:style-name="T1">how</text:span> to run a company?, for that question, Jensen g<text:span text:style-name="T1">a</text:span>ve us some <text:tab/>question, like, what <text:span text:style-name="T1">is </text:span>our company is about?, is a creative project?, who is the <text:tab/>market like?.</text:p>
      <text:p text:style-name="P4"><text:tab/></text:p>
      <text:p text:style-name="P4"><text:tab/>- Third, his leadership, to which he immediately responds with a sincere "is<text:tab/>just <text:tab/>me".</text:p>
      <text:p text:style-name="P4"/>
      <text:p text:style-name="P4"><text:tab/>- Fourth and the most important in my opinion, that we have to trust our <text:tab/>intuition, no<text:span text:style-name="T1">t</text:span> to give up and exploit failures.</text:p>
      <text:p text:style-name="P2"/>
      <text:p text:style-name="P2"/>
      <text:p text:style-name="P1">SECOND PART</text:p>
      <text:p text:style-name="P1"/>
      <text:p text:style-name="P1">Joel Hellenmark was raised in Tokyo, is now 26 years old, but started coding at thirteen, at fourteen founded a company that recommends videos. At nineteen made an IA that it is called Sana, this project collected 62 million dollars to be create and help big companies to provide resources to employees, like sum up and translate da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16:26:25.932000000</meta:creation-date>
    <dc:date>2023-09-20T16:39:45.562000000</dc:date>
    <meta:editing-duration>PT9M40S</meta:editing-duration>
    <meta:editing-cycles>2</meta:editing-cycles>
    <meta:generator>LibreOffice/7.4.3.2$Windows_X86_64 LibreOffice_project/1048a8393ae2eeec98dff31b5c133c5f1d08b890</meta:generator>
    <meta:document-statistic meta:table-count="0" meta:image-count="0" meta:object-count="0" meta:page-count="1" meta:paragraph-count="10" meta:word-count="169" meta:character-count="946" meta:non-whitespace-character-count="774"/>
  </office:meta>
</office:document-meta>
</file>